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stroke-dash="Dashed_20__28_var_29__20_7060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061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62" svg:stroke-width="0cm" svg:stroke-color="#000000" draw:marker-start="" draw:marker-start-width="0.3cm" draw:marker-start-center="false" draw:marker-end="" draw:marker-end-width="0.3cm" draw:marker-end-center="false" draw:fill="none" draw:fill-color="#99ccff" fo:min-height="0.292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063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68a224" draw:marker-start="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064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122cm" svg:y1="15.863cm" svg:x2="6.613cm" svg:y2="15.866cm">
            <text:p/>
          </draw:line>
          <draw:line draw:style-name="gr1" draw:text-style-name="P1" draw:layer="layout" svg:x1="9.12cm" svg:y1="15.869cm" svg:x2="9.843cm" svg:y2="13.633cm">
            <text:p/>
          </draw:line>
          <draw:frame draw:style-name="gr2" draw:text-style-name="P2" draw:layer="layout" svg:width="4.001cm" svg:height="2.183cm" svg:x="7.125cm" svg:y="13.876cm">
            <draw:image xlink:href="Pictures/1000020100000526000002D0AF5CFC75A470C9F3.png" xlink:type="simple" xlink:show="embed" xlink:actuate="onLoad">
              <text:p/>
            </draw:image>
          </draw:frame>
          <draw:frame draw:style-name="gr3" draw:text-style-name="P4" draw:layer="layout" svg:width="0.26cm" svg:height="0.38cm" svg:x="9.052cm" svg:y="15.93cm">
            <draw:text-box>
              <text:p text:style-name="P3"><text:span text:style-name="T1">U</text:span></text:p>
            </draw:text-box>
          </draw:frame>
          <draw:frame draw:style-name="gr4" draw:text-style-name="P4" draw:layer="layout" svg:width="0.258cm" svg:height="0.38cm" svg:x="7.252cm" svg:y="15.96cm">
            <draw:text-box>
              <text:p text:style-name="P3"><text:span text:style-name="T1">B</text:span></text:p>
            </draw:text-box>
          </draw:frame>
          <draw:line draw:style-name="gr5" draw:text-style-name="P1" draw:layer="layout" svg:x1="7.374cm" svg:y1="15.806cm" svg:x2="7.374cm" svg:y2="15.929cm">
            <text:p/>
          </draw:line>
          <draw:frame draw:style-name="gr6" draw:text-style-name="P5" draw:layer="layout" svg:width="3.668cm" svg:height="0.292cm" svg:x="7.063cm" svg:y="13.237cm">
            <draw:text-box>
              <text:p text:style-name="P3"><text:span text:style-name="T2">0 de la graduation intérieure</text:span></text:p>
            </draw:text-box>
          </draw:frame>
          <draw:frame draw:style-name="gr7" draw:text-style-name="P4" draw:layer="layout" svg:width="2.339cm" svg:height="0.87cm" svg:x="10.98cm" svg:y="13.938cm">
            <draw:text-box>
              <text:p text:style-name="P3"><text:span text:style-name="T2">On lit 108° sur la</text:span></text:p>
              <text:p text:style-name="P3"><text:span text:style-name="T2">même graduation</text:span></text:p>
            </draw:text-box>
          </draw:frame>
          <draw:line draw:style-name="gr8" draw:text-style-name="P1" draw:layer="layout" svg:x1="10.922cm" svg:y1="14.178cm" svg:x2="9.53cm" svg:y2="14.711cm">
            <text:p/>
          </draw:line>
          <draw:line draw:style-name="gr8" draw:text-style-name="P1" draw:layer="layout" svg:x1="10.933cm" svg:y1="14.167cm" svg:x2="9.799cm" svg:y2="13.968cm">
            <text:p/>
          </draw:line>
          <draw:line draw:style-name="gr5" draw:text-style-name="P1" draw:layer="layout" svg:x1="9.727cm" svg:y1="13.79cm" svg:x2="9.889cm" svg:y2="13.834cm">
            <text:p/>
          </draw:line>
          <draw:frame draw:style-name="gr9" draw:text-style-name="P4" draw:layer="layout" svg:width="0.258cm" svg:height="0.38cm" svg:x="9.947cm" svg:y="13.612cm">
            <draw:text-box>
              <text:p text:style-name="P3"><text:span text:style-name="T1">T</text:span></text:p>
            </draw:text-box>
          </draw:frame>
          <draw:line draw:style-name="gr8" draw:text-style-name="P1" draw:layer="layout" svg:x1="7.274cm" svg:y1="13.663cm" svg:x2="7.978cm" svg:y2="15.8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7060" draw:display-name="Dashed (var) 7060" draw:style="rect" draw:dots1="1" draw:dots1-length="0.003cm" draw:dots2="1" draw:dots2-length="0.003cm" draw:distance="0.003cm"/>
    <draw:stroke-dash draw:name="Dashed_20__28_var_29__20_7061" draw:display-name="Dashed (var) 7061" draw:style="rect" draw:dots1="1" draw:dots1-length="0.003cm" draw:dots2="1" draw:dots2-length="0.003cm" draw:distance="0.003cm"/>
    <draw:stroke-dash draw:name="Dashed_20__28_var_29__20_7062" draw:display-name="Dashed (var) 7062" draw:style="rect" draw:dots1="1" draw:dots1-length="0.003cm" draw:dots2="1" draw:dots2-length="0.003cm" draw:distance="0.003cm"/>
    <draw:stroke-dash draw:name="Dashed_20__28_var_29__20_7063" draw:display-name="Dashed (var) 7063" draw:style="rect" draw:dots1="1" draw:dots1-length="0.003cm" draw:dots2="1" draw:dots2-length="0.003cm" draw:distance="0.003cm"/>
    <draw:stroke-dash draw:name="Dashed_20__28_var_29__20_7064" draw:display-name="Dashed (var) 706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9:30.876498502</meta:creation-date>
    <dc:date>2018-05-17T22:06:55.248100593</dc:date>
    <meta:editing-duration>PT1M43S</meta:editing-duration>
    <meta:editing-cycles>2</meta:editing-cycles>
    <meta:generator>LibreOffice/6.0.0.3$MacOSX_X86_64 LibreOffice_project/64a0f66915f38c6217de274f0aa8e15618924765</meta:generator>
    <meta:document-statistic meta:object-count="14"/>
  </office:meta>
</office:document-meta>
</file>